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">
      <style:paragraph-properties fo:margin-top="0.1665in" fo:margin-bottom="0.0835in"/>
      <style:text-properties style:use-window-font-color="true"/>
    </style:style>
    <style:style style:name="P7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_20_indent_20_2">
      <style:text-properties style:use-window-font-color="tru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foot</text:h>
      <text:p text:style-name="Text_20_body_20_indent_20_2"><text:span text:style-name="T1">A </text:span><text:span text:style-name="Source_20_Text"><text:span text:style-name="T1">treefoot </text:span></text:span><text:span text:style-name="T1">is main part of tree which contains set of footers. The set of footers is defined by a number of </text:span><text:span text:style-name="Source_20_Text"><text:span text:style-name="T1">treefooter </text:span></text:span><text:span text:style-name="T1">components. Each column will appear as a footer at the bottom of the tree.</text:span></text:p>
      <text:p text:style-name="Text_20_body_20_indent_20_2"><text:a xlink:type="simple" xlink:href="../Toolbar.xml"><text:span text:style-name="Source_20_Text"><text:span text:style-name="T1"/></text:span></text:a></text:p>
      <text:p text:style-name="P7"><draw:frame draw:style-name="fr1" draw:name="graphics1" text:anchor-type="paragraph" svg:width="5.3437in" svg:height="1.7917in" draw:z-index="0"><draw:image xlink:href="../images/tree.png" xlink:type="simple" xlink:show="embed" xlink:actuate="onLoad"/></draw:frame></text:p>
      <text:p text:style-name="Code_20_Indent_20_2">&lt;window title="tree demo" border="normal"&gt;</text:p>
      <text:p text:style-name="Code_20_Indent_20_2"><text:tab/>&lt;tree id="tree" width="400px" rows="5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2"/&gt;</text:p>
      <text:p text:style-name="Code_20_Indent_20_2"><text:tab/><text:tab/><text:tab/><text:tab/><text:tab/><text:tab/><text:tab/>&lt;treecell label="Item 2.2 is something who cares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<text:tab/>&lt;treefoot&gt;</text:p>
      <text:p text:style-name="Code_20_Indent_20_2"><text:tab/><text:tab/><text:tab/>&lt;treefooter label="Count"/&gt;</text:p>
      <text:p text:style-name="Code_20_Indent_20_2"><text:tab/><text:tab/><text:tab/>&lt;treefooter label="Summary"/&gt;</text:p>
      <text:p text:style-name="Code_20_Indent_20_2"><text:tab/><text:tab/>&lt;/treefoot&gt;</text:p>
      <text:p text:style-name="Code_20_Indent_20_2"><text:tab/>&lt;/tree&gt;</text:p>
      <text:p text:style-name="Code_20_Indent_20_2">&lt;/window&gt;</text:p>
      <text:h text:style-name="P3" text:outline-level="4">Class Name</text:h>
      <text:p text:style-name="P10"><text:span text:style-name="Source_20_Text"><text:span text:style-name="T2">org.zkoss.zul.Treefoot</text:span></text:span></text:p>
      <text:h text:style-name="P4" text:outline-level="4">Supported Child Components</text:h>
      <text:p text:style-name="P8">*<text:a xlink:type="simple" xlink:href="../Treefooter.xml"><text:span text:style-name="Source_20_Text">org.zkoss.zul.Treefooter</text:span></text:a></text:p>
      <text:h text:style-name="P4" text:outline-level="4">Supported Events</text:h>
      <text:p text:style-name="P5"><text:tab/>*<text:span text:style-name="T3">None</text:span></text:p>
      <text:h text:style-name="P11" text:outline-level="4">Properties</text:h>
      <text:p text:style-name="P5"><text:tab/>*<text:span text:style-name="T3">None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that it belongs to. </text:p>
          </table:table-cell>
          <table:table-cell table:style-name="Table3.A2" office:value-type="string">
            <text:p text:style-name="P9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6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2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1:13:18</dc:date>
    <meta:print-date>2007-09-03T09:33:50</meta:print-date>
    <dc:language>en-US</dc:language>
    <meta:editing-cycles>119</meta:editing-cycles>
    <meta:editing-duration>PT9H18M5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3" meta:word-count="163" meta:character-count="1427"/>
  </office:meta>
</office:document-meta>
</file>